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6pt" fo:font-style="italic" fo:text-shadow="1pt 1pt" fo:font-weight="normal" style:font-name-asian="Times New Roman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fo:color="#ffffff" style:text-position="33%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681cm" svg:x="1.778cm" svg:y="0.254cm">
          <draw:text-box>
            <text:p text:style-name="P1"><text:span text:style-name="T1">Epistle</text:span></text:p>
            <text:p text:style-name="P1"><text:span text:style-name="T2">Ephesians 1:15–2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892cm" svg:height="6.263cm" svg:x="1.778cm" svg:y="0.254cm">
          <draw:text-box>
            <text:p text:style-name="P4"><text:span text:style-name="T3">15</text:span><text:span text:style-name="T4">For this reason, because I have heard of your faith in the Lord Jesus and your love toward all the saints, </text:span><text:span text:style-name="T3">16</text:span><text:span text:style-name="T4">I do not cease to give thanks for you, remembering you in my prayer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4.892cm" svg:height="9.269cm" svg:x="1.778cm" svg:y="0.254cm">
          <draw:text-box>
            <text:p text:style-name="P4"><text:span text:style-name="T3">17</text:span><text:span text:style-name="T4">that the God of our Lord Jesus Christ, the Father of glory, may give you a spirit of wisdom and of revelation in the knowledge of him, </text:span><text:span text:style-name="T3">18</text:span><text:span text:style-name="T4">having the eyes of your hearts enlightened, that you may know what is the hope to which he has called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892cm" svg:height="6.263cm" svg:x="1.778cm" svg:y="0.254cm">
          <draw:text-box>
            <text:p text:style-name="P4"><text:span text:style-name="T4">what are the riches of his glorious inheritance in the saints, </text:span><text:span text:style-name="T3">19</text:span><text:span text:style-name="T4">and what is the immeasurable greatness of his power toward us who believe, according to the working of his great might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892cm" svg:height="7.766cm" svg:x="1.778cm" svg:y="0.254cm">
          <draw:text-box>
            <text:p text:style-name="P4"><text:span text:style-name="T3">20</text:span><text:span text:style-name="T4">that he worked in Christ when he raised him from the dead and seated him at his right hand in the heavenly places, </text:span><text:span text:style-name="T3">21</text:span><text:span text:style-name="T4">far above all rule and authority and power and dominion, and above every name that is nam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892cm" svg:height="7.766cm" svg:x="1.778cm" svg:y="0.254cm">
          <draw:text-box>
            <text:p text:style-name="P4"><text:span text:style-name="T4">not only in this age but also in the one to come. </text:span><text:span text:style-name="T3">22</text:span><text:span text:style-name="T4">And he put all things under his feet and gave him as head over all things to the church, </text:span><text:span text:style-name="T3">23</text:span><text:span text:style-name="T4">which is his body, the fullness of him who fills all in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23:54:03.583000000</meta:creation-date>
    <dc:date>2016-05-02T23:54:53.214000000</dc:date>
    <meta:editing-duration>PT49S</meta:editing-duration>
    <meta:editing-cycles>1</meta:editing-cycles>
    <meta:document-statistic meta:object-count="39"/>
    <meta:generator>LibreOffice/5.1.2.2$Windows_X86_64 LibreOffice_project/d3bf12ecb743fc0d20e0be0c58ca359301eb705f</meta:generator>
  </office:meta>
</office:document-meta>
</file>